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3.4625in" style:rel-column-width="32767*"/>
    </style:style>
    <style:style style:name="Tabelle1.B" style:family="table-column">
      <style:table-column-properties style:column-width="3.4625in" style:rel-column-width="32768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ask</text:p>
          </table:table-cell>
          <table:table-cell table:style-name="Tabelle1.B1" office:value-type="string">
            <text:p text:style-name="P5">Hours</text:p>
          </table:table-cell>
        </table:table-row>
        <table:table-row>
          <table:table-cell table:style-name="Tabelle1.A2" office:value-type="string">
            <text:p text:style-name="P3">Get into Machine Learning</text:p>
            <text:p text:style-name="P4">Machine Learning<text:span text:style-name="T1"> Mitchell 1997 (most used source)</text:span>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>+ constantly during course of project</text:p>
          </table:table-cell>
        </table:table-row>
        <table:table-row>
          <table:table-cell table:style-name="Tabelle1.A2" office:value-type="string">
            <text:p text:style-name="P3">Prepare presentation about ILP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Prepare project concept:</text:p>
            <text:p text:style-name="P3">Michalski Trains</text:p>
            <text:p text:style-name="P3">Aleph/Metagol vs. Support Vector Machines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Get into Prolog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>Implementation of Train Generator for data set in Prolog</text:p>
          </table:table-cell>
          <table:table-cell table:style-name="Tabelle1.B2" office:value-type="float" office:value="20">
            <text:p text:style-name="P3">20</text:p>
          </table:table-cell>
        </table:table-row>
        <table:table-row>
          <table:table-cell table:style-name="Tabelle1.A2" office:value-type="string">
            <text:p text:style-name="P3">Get into Rapidminer and SVM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>Convert data into feature vector format</text:p>
          </table:table-cell>
          <table:table-cell table:style-name="Tabelle1.B2" office:value-type="float" office:value="20">
            <text:p text:style-name="P3">20</text:p>
          </table:table-cell>
        </table:table-row>
        <table:table-row>
          <table:table-cell table:style-name="Tabelle1.A2" office:value-type="string">
            <text:p text:style-name="P3">Apply Aleph</text:p>
          </table:table-cell>
          <table:table-cell table:style-name="Tabelle1.B2" office:value-type="float" office:value="3">
            <text:p text:style-name="P3">3</text:p>
          </table:table-cell>
        </table:table-row>
        <table:table-row>
          <table:table-cell table:style-name="Tabelle1.A2" office:value-type="string">
            <text:p text:style-name="P3">Apply SVM</text:p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Evaluate and document results</text:p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Write project report + documentation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Attendance (mandatory meetings)</text:p>
          </table:table-cell>
          <table:table-cell table:style-name="Tabelle1.B2" office:value-type="float" office:value="2">
            <text:p text:style-name="P3">2</text:p>
          </table:table-cell>
        </table:table-row>
        <table:table-row>
          <table:table-cell table:style-name="Tabelle1.A2" office:value-type="string">
            <text:p text:style-name="P3">Presentations</text:p>
          </table:table-cell>
          <table:table-cell table:style-name="Tabelle1.B2" office:value-type="float" office:value="4">
            <text:p text:style-name="P3">4</text:p>
          </table:table-cell>
        </table:table-row>
        <table:table-row>
          <table:table-cell table:style-name="Tabelle1.A2" office:value-type="string">
            <text:p text:style-name="P3">Meetings with supervisor</text:p>
          </table:table-cell>
          <table:table-cell table:style-name="Tabelle1.B2" office:value-type="float" office:value="3">
            <text:p text:style-name="P3">3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Time spent</text:p>
          </table:table-cell>
          <table:table-cell table:style-name="Tabelle1.B2" table:formula="ooow:sum(&lt;B2&gt;|&lt;B4&gt;|&lt;B5&gt;|&lt;B6&gt;|&lt;B7&gt;|&lt;B8&gt;|&lt;B9&gt;|&lt;B10&gt;|&lt;B11&gt;|&lt;B12&gt;|&lt;B13&gt;|&lt;B17&gt;|&lt;B18&gt;|&lt;B19&gt;)" office:value-type="float" office:value="112">
            <text:p text:style-name="P3">11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2:51:06.16</meta:creation-date>
    <dc:date>2017-07-13T22:06:34.73</dc:date>
    <meta:editing-duration>PT10H17M40S</meta:editing-duration>
    <meta:editing-cycles>8</meta:editing-cycles>
    <meta:generator>OpenOffice/4.1.2$Win32 OpenOffice.org_project/412m3$Build-9782</meta:generator>
    <meta:document-statistic meta:table-count="1" meta:image-count="0" meta:object-count="0" meta:page-count="1" meta:paragraph-count="35" meta:word-count="93" meta:character-count="566"/>
  </office:meta>
</office:document-meta>
</file>